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4e916" officeooo:paragraph-rsid="00301028"/>
    </style:style>
    <style:style style:name="P2" style:family="paragraph" style:parent-style-name="Text_20_body">
      <style:text-properties fo:font-style="normal" officeooo:rsid="001743f6" officeooo:paragraph-rsid="001743f6" style:font-style-asian="normal" style:font-style-complex="normal"/>
    </style:style>
    <style:style style:name="P3" style:family="paragraph" style:parent-style-name="Text_20_body">
      <style:text-properties officeooo:rsid="001743f6" officeooo:paragraph-rsid="001743f6"/>
    </style:style>
    <style:style style:name="P4" style:family="paragraph" style:parent-style-name="Text_20_body">
      <style:text-properties fo:font-style="normal" officeooo:rsid="001743f6" officeooo:paragraph-rsid="001743f6" style:font-style-asian="normal" style:font-style-complex="normal"/>
    </style:style>
    <style:style style:name="P5" style:family="paragraph" style:parent-style-name="Text_20_body">
      <style:text-properties fo:font-style="normal" officeooo:rsid="001cf0c0" officeooo:paragraph-rsid="001cf0c0" style:font-style-asian="normal" style:font-style-complex="normal"/>
    </style:style>
    <style:style style:name="P6" style:family="paragraph" style:parent-style-name="Text_20_body">
      <style:text-properties officeooo:rsid="001743f6" officeooo:paragraph-rsid="001743f6"/>
    </style:style>
    <style:style style:name="P7" style:family="paragraph" style:parent-style-name="Text_20_body">
      <style:text-properties officeooo:rsid="001a36e6" officeooo:paragraph-rsid="001a36e6"/>
    </style:style>
    <style:style style:name="P8" style:family="paragraph" style:parent-style-name="Text_20_body">
      <style:text-properties officeooo:rsid="001cf0c0" officeooo:paragraph-rsid="001cf0c0"/>
    </style:style>
    <style:style style:name="P9" style:family="paragraph" style:parent-style-name="Title">
      <style:text-properties officeooo:rsid="00134c29" officeooo:paragraph-rsid="00134c29"/>
    </style:style>
    <style:style style:name="P10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4" style:family="paragraph" style:parent-style-name="Text_20_body" style:list-style-name="L11">
      <style:text-properties fo:font-style="normal" officeooo:rsid="001743f6" officeooo:paragraph-rsid="001743f6" style:font-style-asian="normal" style:font-style-complex="normal"/>
    </style:style>
    <style:style style:name="P15" style:family="paragraph" style:parent-style-name="Text_20_body">
      <style:text-properties fo:font-style="normal" officeooo:rsid="001743f6" officeooo:paragraph-rsid="001743f6" style:font-style-asian="normal" style:font-style-complex="normal"/>
    </style:style>
    <style:style style:name="P16" style:family="paragraph" style:parent-style-name="Text_20_body" style:list-style-name="L12">
      <style:text-properties fo:font-style="normal" officeooo:rsid="001e08d5" officeooo:paragraph-rsid="001e08d5" style:font-style-asian="normal" style:font-style-complex="normal"/>
    </style:style>
    <style:style style:name="P17" style:family="paragraph" style:parent-style-name="Text_20_body" style:list-style-name="L12">
      <style:text-properties fo:font-style="normal" officeooo:rsid="001ed4d6" officeooo:paragraph-rsid="001ed4d6" style:font-style-asian="normal" style:font-style-complex="normal"/>
    </style:style>
    <style:style style:name="P18" style:family="paragraph" style:parent-style-name="Text_20_body" style:list-style-name="L13">
      <style:text-properties fo:font-style="normal" officeooo:rsid="001ed4d6" officeooo:paragraph-rsid="001ed4d6" style:font-style-asian="normal" style:font-style-complex="normal"/>
    </style:style>
    <style:style style:name="P19" style:family="paragraph" style:parent-style-name="Text_20_body" style:list-style-name="L15">
      <style:text-properties fo:font-style="normal" officeooo:rsid="001fc7a8" officeooo:paragraph-rsid="001fc7a8" style:font-style-asian="normal" style:font-style-complex="normal"/>
    </style:style>
    <style:style style:name="P20" style:family="paragraph" style:parent-style-name="Text_20_body" style:list-style-name="L16">
      <style:text-properties fo:font-style="normal" officeooo:rsid="0022c067" officeooo:paragraph-rsid="002300d4" style:font-style-asian="normal" style:font-style-complex="normal"/>
    </style:style>
    <style:style style:name="P21" style:family="paragraph" style:parent-style-name="Text_20_body" style:list-style-name="L16">
      <style:text-properties fo:font-style="normal" officeooo:rsid="0022c067" officeooo:paragraph-rsid="0022c067" style:font-style-asian="normal" style:font-style-complex="normal"/>
    </style:style>
    <style:style style:name="P22" style:family="paragraph" style:parent-style-name="Text_20_body" style:list-style-name="L17">
      <style:text-properties fo:font-style="normal" officeooo:rsid="00269009" officeooo:paragraph-rsid="00269009" style:font-style-asian="normal" style:font-style-complex="normal"/>
    </style:style>
    <style:style style:name="P23" style:family="paragraph" style:parent-style-name="Text_20_body" style:list-style-name="L18">
      <style:text-properties fo:font-style="normal" officeooo:rsid="00269009" officeooo:paragraph-rsid="00269009" style:font-style-asian="normal" style:font-style-complex="normal"/>
    </style:style>
    <style:style style:name="P24" style:family="paragraph" style:parent-style-name="Text_20_body" style:list-style-name="L17">
      <style:text-properties fo:font-style="normal" officeooo:rsid="002d7cba" officeooo:paragraph-rsid="002d7cba" style:font-style-asian="normal" style:font-style-complex="normal"/>
    </style:style>
    <style:style style:name="P25" style:family="paragraph" style:parent-style-name="Text_20_body" style:list-style-name="L18">
      <style:text-properties fo:font-style="normal" officeooo:rsid="002d7cba" officeooo:paragraph-rsid="002d7cba" style:font-style-asian="normal" style:font-style-complex="normal"/>
    </style:style>
    <style:style style:name="P26" style:family="paragraph" style:parent-style-name="Text_20_body" style:list-style-name="L12">
      <style:text-properties officeooo:rsid="001e08d5" officeooo:paragraph-rsid="001e08d5"/>
    </style:style>
    <style:style style:name="P27" style:family="paragraph" style:parent-style-name="Text_20_body" style:list-style-name="L12">
      <style:text-properties officeooo:rsid="001ed4d6" officeooo:paragraph-rsid="001ed4d6"/>
    </style:style>
    <style:style style:name="P28" style:family="paragraph" style:parent-style-name="Text_20_body" style:list-style-name="L14">
      <style:text-properties officeooo:rsid="001fc7a8" officeooo:paragraph-rsid="001fc7a8"/>
    </style:style>
    <style:style style:name="P29" style:family="paragraph" style:parent-style-name="Text_20_body" style:list-style-name="L14">
      <style:text-properties officeooo:rsid="002300d4" officeooo:paragraph-rsid="002300d4"/>
    </style:style>
    <style:style style:name="P30" style:family="paragraph" style:parent-style-name="Text_20_body" style:list-style-name="L16">
      <style:text-properties officeooo:rsid="002300d4" officeooo:paragraph-rsid="002300d4"/>
    </style:style>
    <style:style style:name="P31" style:family="paragraph" style:parent-style-name="Text_20_body" style:list-style-name="L16">
      <style:text-properties officeooo:rsid="0022c067" officeooo:paragraph-rsid="0022c067"/>
    </style:style>
    <style:style style:name="P32" style:family="paragraph" style:parent-style-name="Text_20_body">
      <style:text-properties officeooo:rsid="0014e916" officeooo:paragraph-rsid="00301028"/>
    </style:style>
    <style:style style:name="P33" style:family="paragraph" style:parent-style-name="Text_20_body">
      <style:text-properties officeooo:rsid="001743f6" officeooo:paragraph-rsid="001743f6"/>
    </style:style>
    <style:style style:name="P34" style:family="paragraph" style:parent-style-name="Heading_20_1">
      <style:text-properties officeooo:rsid="00134c29" officeooo:paragraph-rsid="00134c29"/>
    </style:style>
    <style:style style:name="P35" style:family="paragraph" style:parent-style-name="Heading_20_1">
      <style:text-properties fo:font-style="normal" officeooo:rsid="0013e3fb" style:font-style-asian="normal" style:font-style-complex="normal"/>
    </style:style>
    <style:style style:name="P36" style:family="paragraph" style:parent-style-name="Heading_20_1">
      <style:text-properties officeooo:rsid="0013e3fb" officeooo:paragraph-rsid="0013e3fb"/>
    </style:style>
    <style:style style:name="P37" style:family="paragraph" style:parent-style-name="Heading_20_2">
      <style:text-properties fo:font-style="normal" style:font-style-asian="normal" style:font-style-complex="normal"/>
    </style:style>
    <style:style style:name="P38" style:family="paragraph" style:parent-style-name="Heading_20_2">
      <style:text-properties fo:font-style="normal" officeooo:rsid="002118f1" officeooo:paragraph-rsid="002118f1" style:font-style-asian="normal" style:font-style-complex="normal"/>
    </style:style>
    <style:style style:name="P39" style:family="paragraph" style:parent-style-name="Heading_20_2">
      <style:text-properties fo:font-style="normal" officeooo:rsid="002287b8" officeooo:paragraph-rsid="002287b8" style:font-style-asian="normal" style:font-style-complex="normal"/>
    </style:style>
    <style:style style:name="P40" style:family="paragraph" style:parent-style-name="Heading_20_2">
      <style:text-properties officeooo:rsid="001fc7a8" officeooo:paragraph-rsid="001fc7a8"/>
    </style:style>
    <style:style style:name="P41" style:family="paragraph" style:parent-style-name="Heading_20_2">
      <style:text-properties officeooo:rsid="002872c0" officeooo:paragraph-rsid="002872c0"/>
    </style:style>
    <style:style style:name="P42" style:family="paragraph" style:parent-style-name="Heading_20_3">
      <style:text-properties fo:font-style="normal" officeooo:rsid="00269009" officeooo:paragraph-rsid="00269009" style:font-style-asian="normal" style:font-style-complex="normal"/>
    </style:style>
    <style:style style:name="P43" style:family="paragraph" style:parent-style-name="Heading_20_4">
      <style:text-properties fo:font-style="normal" style:font-style-asian="normal" style:font-style-complex="normal"/>
    </style:style>
    <style:style style:name="P44" style:family="paragraph" style:parent-style-name="Heading_20_4">
      <style:text-properties fo:font-style="normal" officeooo:rsid="00269009" officeooo:paragraph-rsid="00269009" style:font-style-asian="normal" style:font-style-complex="normal"/>
    </style:style>
    <style:style style:name="P45" style:family="paragraph" style:parent-style-name="Heading_20_4">
      <style:text-properties fo:font-style="normal" officeooo:rsid="002872c0" officeooo:paragraph-rsid="002872c0" style:font-style-asian="normal" style:font-style-complex="normal"/>
    </style:style>
    <style:style style:name="P46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64f07" style:font-style-asian="normal" style:font-style-complex="normal"/>
    </style:style>
    <style:style style:name="T3" style:family="text">
      <style:text-properties fo:font-style="normal" officeooo:rsid="0018ac5c" style:font-style-asian="normal" style:font-style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64f07" style:font-style-asian="normal" style:font-style-complex="normal"/>
    </style:style>
    <style:style style:name="T6" style:family="text">
      <style:text-properties fo:font-style="normal" officeooo:rsid="0013e3fb" style:font-style-asian="normal" style:font-style-complex="normal"/>
    </style:style>
    <style:style style:name="T7" style:family="text">
      <style:text-properties fo:font-style="normal" officeooo:rsid="0018ac5c" style:font-style-asian="normal" style:font-style-complex="normal"/>
    </style:style>
    <style:style style:name="T8" style:family="text">
      <style:text-properties fo:font-style="normal" officeooo:rsid="001a36e6" style:font-style-asian="normal" style:font-style-complex="normal"/>
    </style:style>
    <style:style style:name="T9" style:family="text">
      <style:text-properties fo:font-style="normal" officeooo:rsid="001b5045" style:font-style-asian="normal" style:font-style-complex="normal"/>
    </style:style>
    <style:style style:name="T10" style:family="text">
      <style:text-properties fo:font-style="normal" officeooo:rsid="001e08d5" style:font-style-asian="normal" style:font-style-complex="normal"/>
    </style:style>
    <style:style style:name="T11" style:family="text">
      <style:text-properties fo:font-style="normal" officeooo:rsid="002118f1" style:font-style-asian="normal" style:font-style-complex="normal"/>
    </style:style>
    <style:style style:name="T12" style:family="text">
      <style:text-properties fo:font-style="normal" officeooo:rsid="002287b8" style:font-style-asian="normal" style:font-style-complex="normal"/>
    </style:style>
    <style:style style:name="T13" style:family="text">
      <style:text-properties fo:font-style="normal" officeooo:rsid="0022c067" style:font-style-asian="normal" style:font-style-complex="normal"/>
    </style:style>
    <style:style style:name="T14" style:family="text">
      <style:text-properties fo:font-style="normal" officeooo:rsid="00301028" style:font-style-asian="normal" style:font-style-complex="normal"/>
    </style:style>
    <style:style style:name="T15" style:family="text">
      <style:text-properties fo:font-style="normal" officeooo:rsid="0031dc35" style:font-style-asian="normal" style:font-style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2118f1"/>
    </style:style>
    <style:style style:name="T18" style:family="text">
      <style:text-properties officeooo:rsid="0022c067"/>
    </style:style>
    <style:style style:name="T19" style:family="text">
      <style:text-properties officeooo:rsid="00236d80"/>
    </style:style>
    <style:style style:name="T20" style:family="text">
      <style:text-properties officeooo:rsid="002d1b47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tracked-changes>
        <text:changed-region xml:id="ct33446224" text:id="ct33446224">
          <text:deletion>
            <office:change-info>
              <dc:creator>Piotr Banaszkiewicz</dc:creator>
              <dc:date>2015-10-13T19:39:00</dc:date>
            </office:change-info>
            <text:p text:style-name="P1"><text:span text:style-name="T1">-</text:span></text:p>
          </text:deletion>
        </text:changed-region>
        <text:changed-region xml:id="ct33451488" text:id="ct33451488">
          <text:insertion>
            <office:change-info>
              <dc:creator>Piotr Banaszkiewicz</dc:creator>
              <dc:date>2015-10-13T19:39:00</dc:date>
            </office:change-info>
          </text:insertion>
        </text:changed-region>
        <text:changed-region xml:id="ct33454976" text:id="ct33454976">
          <text:deletion>
            <office:change-info>
              <dc:creator>Piotr Banaszkiewicz</dc:creator>
              <dc:date>2015-10-13T19:40:00</dc:date>
            </office:change-info>
            <text:p text:style-name="P1"><text:span text:style-name="T1">e</text:span></text:p>
          </text:deletion>
        </text:changed-region>
        <text:changed-region xml:id="ct33452352" text:id="ct33452352">
          <text:deletion>
            <office:change-info>
              <dc:creator>Piotr Banaszkiewicz</dc:creator>
              <dc:date>2015-10-13T19:39:00</dc:date>
            </office:change-info>
            <text:p text:style-name="P1"><text:span text:style-name="T1"><text:s/>i może zajść konieczność natychmiastowego (awaryjnego) przerwania jazdy pojazdu.</text:span></text:p>
            <text:p text:style-name="P1"><text:span text:style-name="T2">Podczas</text:span></text:p>
          </text:deletion>
        </text:changed-region>
        <text:changed-region xml:id="ct33456000" text:id="ct33456000">
          <text:insertion>
            <office:change-info>
              <dc:creator>Piotr Banaszkiewicz</dc:creator>
              <dc:date>2015-10-13T19:40:00</dc:date>
            </office:change-info>
          </text:insertion>
        </text:changed-region>
        <text:changed-region xml:id="ct33445952" text:id="ct33445952">
          <text:insertion>
            <office:change-info>
              <dc:creator>Piotr Banaszkiewicz</dc:creator>
              <dc:date>2015-10-13T19:39:00</dc:date>
            </office:change-info>
          </text:insertion>
        </text:changed-region>
        <text:changed-region xml:id="ct33458992" text:id="ct33458992">
          <text:deletion>
            <office:change-info>
              <dc:creator>Piotr Banaszkiewicz</dc:creator>
              <dc:date>2015-10-13T19:40:00</dc:date>
            </office:change-info>
            <text:p text:style-name="P1"><text:span text:style-name="T2">autonomicznego pojazdu elektrycznego </text:span></text:p>
          </text:deletion>
        </text:changed-region>
        <text:changed-region xml:id="ct33460352" text:id="ct33460352">
          <text:deletion>
            <office:change-info>
              <dc:creator>Piotr Banaszkiewicz</dc:creator>
              <dc:date>2015-10-13T19:40:00</dc:date>
            </office:change-info>
            <text:p text:style-name="P1"><text:span text:style-name="T2"><text:s/>samochodu</text:span></text:p>
          </text:deletion>
        </text:changed-region>
        <text:changed-region xml:id="ct33462976" text:id="ct33462976">
          <text:insertion>
            <office:change-info>
              <dc:creator>Piotr Banaszkiewicz</dc:creator>
              <dc:date>2015-10-13T19:40:00</dc:date>
            </office:change-info>
          </text:insertion>
        </text:changed-region>
        <text:changed-region xml:id="ct34802448" text:id="ct34802448">
          <text:deletion>
            <office:change-info>
              <dc:creator>Piotr Banaszkiewicz</dc:creator>
              <dc:date>2015-05-18T14:45:00</dc:date>
            </office:change-info>
            <text:p text:style-name="P1"><text:span text:style-name="T2"><office:annotation><dc:creator>Piotr Banaszkiewicz</dc:creator><dc:date>2015-05-10T20:47:13</dc:date><text:list text:style-name=""><text:list-item><text:p text:style-name="P46"><text:span text:style-name="T21">Moja propozycja</text:span></text:p></text:list-item></text:list></office:annotation></text:span></text:p>
          </text:deletion>
        </text:changed-region>
        <text:changed-region xml:id="ct33462400" text:id="ct33462400">
          <text:deletion>
            <office:change-info>
              <dc:creator>Piotr Banaszkiewicz</dc:creator>
              <dc:date>2015-05-18T14:45:00</dc:date>
            </office:change-info>
            <text:p text:style-name="P2"><office:annotation><dc:creator>Piotr Banaszkiewicz</dc:creator><dc:date>2015-05-10T21:07:30</dc:date><text:list text:continue-numbering="true" text:style-name=""><text:list-item><text:p text:style-name="P46"><text:span text:style-name="T21">Nowe wymaganie</text:span></text:p></text:list-item></text:list></office:annotation></text:p>
          </text:deletion>
        </text:changed-region>
        <text:changed-region xml:id="ct34809152" text:id="ct34809152">
          <text:deletion>
            <office:change-info>
              <dc:creator>Piotr Banaszkiewicz</dc:creator>
              <dc:date>2015-10-13T19:41:00</dc:date>
            </office:change-info>
            <text:p text:style-name="P2"><office:annotation><dc:creator>Piotr Banaszkiewicz</dc:creator><dc:date>2015-05-10T21:07:40</dc:date><text:list text:continue-numbering="true" text:style-name=""><text:list-item><text:p text:style-name="P46"><text:span text:style-name="T21">Zmieniona treść by nie sugerowała rozwiązania tego wymagania</text:span></text:p></text:list-item></text:list></office:annotation></text:p>
          </text:deletion>
        </text:changed-region>
        <text:changed-region xml:id="ct34805984" text:id="ct34805984">
          <text:deletion>
            <office:change-info>
              <dc:creator>Piotr Banaszkiewicz</dc:creator>
              <dc:date>2015-10-13T19:55:00</dc:date>
            </office:change-info>
            <text:p text:style-name="P3"><text:span text:style-name="T3">Sterow</text:span><text:span text:style-name="T3">anie systemem ESAV odbywa się przy pomocy przełączników</text:span><field:fieldmark-end/><text:span text:style-name="T3">, </text:span></text:p>
          </text:deletion>
        </text:changed-region>
        <text:changed-region xml:id="ct35034384" text:id="ct35034384">
          <text:insertion>
            <office:change-info>
              <dc:creator>Piotr Banaszkiewicz</dc:creator>
              <dc:date>2015-05-18T14:47:00</dc:date>
            </office:change-info>
          </text:insertion>
        </text:changed-region>
        <text:changed-region xml:id="ct35036032" text:id="ct35036032">
          <text:insertion>
            <office:change-info>
              <dc:creator>Piotr Banaszkiewicz</dc:creator>
              <dc:date>2015-05-18T14:47:00</dc:date>
            </office:change-info>
          </text:insertion>
        </text:changed-region>
        <text:changed-region xml:id="ct35054976" text:id="ct35054976">
          <text:insertion>
            <office:change-info>
              <dc:creator>Piotr Banaszkiewicz</dc:creator>
              <dc:date>2015-05-18T14:47:00</dc:date>
            </office:change-info>
          </text:insertion>
        </text:changed-region>
        <text:changed-region xml:id="ct35048144" text:id="ct35048144">
          <text:insertion>
            <office:change-info>
              <dc:creator>Piotr Banaszkiewicz</dc:creator>
              <dc:date>2015-05-18T14:48:00</dc:date>
            </office:change-info>
          </text:insertion>
        </text:changed-region>
        <text:changed-region xml:id="ct35056160" text:id="ct35056160">
          <text:insertion>
            <office:change-info>
              <dc:creator>Piotr Banaszkiewicz</dc:creator>
              <dc:date>2015-05-18T14:4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pecyfikacja wymagań projektu <text:span text:style-name="T16">Emergency Stop for an Autonomous Vehicle</text:span><text:span text:style-name="T1"> (ESAV)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"><text:a xlink:type="simple" xlink:href="#__RefHeading__106_509481793" text:style-name="Index_20_Link" text:visited-style-name="Index_20_Link">1.Statement of need – deklaracja potrzeb<text:tab/>1</text:a></text:p>
          <text:p text:style-name="P11"><text:a xlink:type="simple" xlink:href="#__RefHeading__108_509481793" text:style-name="Index_20_Link" text:visited-style-name="Index_20_Link">2.Statement of work – cele projektu<text:tab/>1</text:a></text:p>
          <text:p text:style-name="P12"><text:a xlink:type="simple" xlink:href="#__RefHeading__110_509481793" text:style-name="Index_20_Link" text:visited-style-name="Index_20_Link">2.1.Functional requirements<text:tab/>2</text:a></text:p>
          <text:p text:style-name="P12"><text:a xlink:type="simple" xlink:href="#__RefHeading__112_509481793" text:style-name="Index_20_Link" text:visited-style-name="Index_20_Link">2.2.Performance requirements<text:tab/>3</text:a></text:p>
          <text:p text:style-name="P12"><text:a xlink:type="simple" xlink:href="#__RefHeading__265_2087548035" text:style-name="Index_20_Link" text:visited-style-name="Index_20_Link">2.3.Integration requirements<text:tab/>3</text:a></text:p>
          <text:p text:style-name="P12"><text:a xlink:type="simple" xlink:href="#__RefHeading__114_509481793" text:style-name="Index_20_Link" text:visited-style-name="Index_20_Link">2.4.Safety requirements<text:tab/>3</text:a></text:p>
          <text:p text:style-name="P12"><text:a xlink:type="simple" xlink:href="#__RefHeading__116_509481793" text:style-name="Index_20_Link" text:visited-style-name="Index_20_Link">2.5.Derived requirements<text:tab/>3</text:a></text:p>
          <text:p text:style-name="P11"><text:a xlink:type="simple" xlink:href="#__RefHeading__118_509481793" text:style-name="Index_20_Link" text:visited-style-name="Index_20_Link">3.Project Design Description – specyfikacja projektu<text:tab/>4</text:a></text:p>
          <text:p text:style-name="P12"><text:a xlink:type="simple" xlink:href="#__RefHeading__283_2087548035" text:style-name="Index_20_Link" text:visited-style-name="Index_20_Link">3.1.Hardware Design Description<text:tab/>4</text:a></text:p>
          <text:p text:style-name="P13"><text:a xlink:type="simple" xlink:href="#__RefHeading__372_2087548035" text:style-name="Index_20_Link" text:visited-style-name="Index_20_Link">3.1.1.Moduł A<text:tab/>4</text:a></text:p>
          <text:p text:style-name="P10"><text:a xlink:type="simple" xlink:href="#__RefHeading__374_2087548035" text:style-name="Index_20_Link" text:visited-style-name="Index_20_Link">3.1.1.1.Sprzęt<text:tab/>4</text:a></text:p>
          <text:p text:style-name="P10"><text:a xlink:type="simple" xlink:href="#__RefHeading__376_2087548035" text:style-name="Index_20_Link" text:visited-style-name="Index_20_Link">3.1.1.2.Podłączenie<text:tab/>4</text:a></text:p>
          <text:p text:style-name="P13"><text:a xlink:type="simple" xlink:href="#__RefHeading__378_2087548035" text:style-name="Index_20_Link" text:visited-style-name="Index_20_Link">3.1.2.Moduł B<text:tab/>4</text:a></text:p>
          <text:p text:style-name="P10"><text:a xlink:type="simple" xlink:href="#__RefHeading__380_2087548035" text:style-name="Index_20_Link" text:visited-style-name="Index_20_Link">3.1.2.1.Sprzęt<text:tab/>4</text:a></text:p>
          <text:p text:style-name="P10"><text:a xlink:type="simple" xlink:href="#__RefHeading__382_2087548035" text:style-name="Index_20_Link" text:visited-style-name="Index_20_Link">3.1.2.2.Podłączenie<text:tab/>4</text:a></text:p>
          <text:p text:style-name="P12"><text:a xlink:type="simple" xlink:href="#__RefHeading__285_2087548035" text:style-name="Index_20_Link" text:visited-style-name="Index_20_Link">3.2.Software Design Description<text:tab/>4</text:a></text:p>
          <text:p text:style-name="P12"><text:a xlink:type="simple" xlink:href="#__RefHeading__384_2087548035" text:style-name="Index_20_Link" text:visited-style-name="Index_20_Link">3.3.Requirements traceability matrix<text:tab/>4</text:a></text:p>
        </text:index-body>
      </text:table-of-content>
      <text:h text:style-name="P34" text:outline-level="1"><text:bookmark-start text:name="__RefHeading__106_509481793"/><text:span text:style-name="T1">Statement of need – deklaracja </text:span><text:span text:style-name="T6">potrzeb</text:span><text:bookmark-end text:name="__RefHeading__106_509481793"/></text:h>
      <text:p text:style-name="P1"><text:span text:style-name="T6">L</text:span><text:span text:style-name="T1">aboratorium pojazdów autonomicznych AGH</text:span><text:change text:change-id="ct33446224"/><text:change-start text:change-id="ct33451488"/><text:span text:style-name="T14">—</text:span><text:change-end text:change-id="ct33451488"/><text:span text:style-name="T1">Delphi ma za zadanie zbudowanie pojazdu autonomicznego na bazie udostępnionego pojazdu elektrycznego. Podczas prac konieczne jest zapewnienie bezpieczeństwa podczas testowania algorytmów sterowania. Algorytmy takie mogą nie działać poprawni</text:span><text:change text:change-id="ct33454976"/><text:change text:change-id="ct33452352"/><text:change-start text:change-id="ct33456000"/><text:span text:style-name="T14">e, w związku z czym</text:span><text:change-end text:change-id="ct33456000"/><text:change-start text:change-id="ct33445952"/><text:span text:style-name="T14"> w trakcie</text:span><text:change-end text:change-id="ct33445952"/><text:span text:style-name="T2"> testów </text:span><text:change text:change-id="ct33458992"/><text:span text:style-name="T2">może zajść potrzeba awaryjnego przerwania jazdy</text:span><text:change text:change-id="ct33460352"/><text:change-start text:change-id="ct33462976"/><text:span text:style-name="T2"> </text:span><text:span text:style-name="T14">samochodu</text:span><text:change-end text:change-id="ct33462976"/><text:span text:style-name="T2">.</text:span><text:change text:change-id="ct34802448"/></text:p>
      <text:h text:style-name="P35" text:outline-level="1"><text:bookmark-start text:name="__RefHeading__108_509481793"/>Statement of work – cele projektu<text:bookmark-end text:name="__RefHeading__108_509481793"/></text:h>
      <text:p text:style-name="P3"><text:span text:style-name="T6">S</text:span><text:span text:style-name="T1">ystem ESAV powinien charakteryzować się następującymi właściwościami:</text:span></text:p>
      <text:list xml:id="list8032432420579760820" text:style-name="L11">
        <text:list-item>
          <text:p text:style-name="P14">Możliwość natychmiastowego zatrzymania pojazdu na polecenie operatora.</text:p>
        </text:list-item>
        <text:list-item>
          <text:p text:style-name="P14">Możliwość natychmiastowego zatrzymania pojazdu w przypadku utraty zasilania systemu ESAV.</text:p>
        </text:list-item>
        <text:list-item>
          <text:p text:style-name="P14">Możliwość natychmiastowego zatrzymania pojazdu w przypadku przerwania transmisji pomiędzy modułami systemu ESAV.<text:change text:change-id="ct33462400"/></text:p>
        </text:list-item>
        <text:list-item>
          <text:p text:style-name="P14">Możliwość natychmiastowego zatrzymania pojazdu w przypadku zakłóceń pracy systemu ESAV (np. błędy transmisji).</text:p>
        </text:list-item>
        <text:list-item>
          <text:p text:style-name="P14"><text:soft-page-break/>Możliwość poruszania się pojazdu tylko jeśli system ESAV jest zasilany.</text:p>
        </text:list-item>
        <text:list-item>
          <text:p text:style-name="P14">Możliwość poruszania się pojazdu tylko w przypadku rozpoczęcia prawidłowej transmisji danych.<text:change text:change-id="ct34809152"/></text:p>
        </text:list-item>
        <text:list-item>
          <text:p text:style-name="P14">Możliwość wyświetlania aktualnego stanu systemu ESAV.</text:p>
        </text:list-item>
      </text:list>
      <text:p text:style-name="P2">System ESAV składa się z dwóch części: modułu bazowego <text:span text:style-name="T18">(moduł A) </text:span>i modułu montowanego w pojeździe <text:span text:style-name="T18">(moduł B)</text:span>.</text:p>
      <text:p text:style-name="P3"><text:span text:style-name="T1">System ESAV powinien posiadać swoje własne zasilanie całkowicie niezależne od zasilania pojazdu. </text:span><office:annotation office:name="__Fieldmark__174_1984566951"><dc:creator>Piotr Banaszkiewicz</dc:creator><dc:date>2015-05-15T20:57:05</dc:date><text:list text:style-name=""><text:list-item><text:p>Wstępnie uważam, że nie powinno być możliwe takie sterowanie</text:p></text:list-item></text:list></office:annotation><text:change text:change-id="ct34805984"/><text:span text:style-name="T3">sygnalizacja </text:span><text:span text:style-name="T8">przy pomocy prostego systemu diod LED i sygnałów dźwiękowych.</text:span></text:p>
      <text:p text:style-name="P7"><text:span text:style-name="T8">P</text:span><text:span text:style-name="T1">o wyłączeniu pojazdu </text:span><text:span text:style-name="T9">przez system ESAV</text:span><text:span text:style-name="T1">, na skutek </text:span><text:span text:style-name="T9">błędów transmisji albo awaryjnego stopu, układ musi zostać ręcznie zresetowany, tzn. przywrócony do pracy.</text:span></text:p>
      <text:p text:style-name="P5">Włączanie i wyłączanie systemu ESAV (modułu montowanego w pojeździe) zabezpieczone jest przez przełącznik z kluczykiem.</text:p>
      <text:p text:style-name="P5">System ESAV musi umożliwiać łatwą wymianę baterii, monitorować i pokazywać poziom jej naładowania.</text:p>
      <text:p text:style-name="P8"><office:annotation office:name="__Fieldmark__185_1984566951"><dc:creator>Piotr Banaszkiewicz</dc:creator><dc:date>2015-05-15T21:09:23</dc:date><text:list text:continue-numbering="true" text:style-name=""><text:list-item><text:p>Po 1-2s bez transmisji system ma zatrzymać pojazd, ale bezczynność zajęła by więcej, więc pojazd zostałby zatrzymany…</text:p></text:list-item></text:list><text:p>Proponuję usunięcie tego wymagania.</text:p></office:annotation><text:span text:style-name="T1">Po zdefiniowanym okresie bezczynności system ESAV powinien się sam wyłączyć.</text:span><office:annotation-end office:name="__Fieldmark__185_1984566951"/></text:p>
      <text:p text:style-name="P5">System ESAV powinien być systemem bezobsługowym: raz skonfigurowany powinien poprawnie pracować.</text:p>
      <text:h text:style-name="P37" text:outline-level="2"><text:bookmark-start text:name="__RefHeading__110_509481793"/>Functional requirements<text:bookmark-end text:name="__RefHeading__110_509481793"/></text:h>
      <text:list xml:id="list7491497268022473014" text:style-name="L12">
        <text:list-item>
          <text:p text:style-name="P16">Po włączeniu systemu powinien się on uruchomić i oczekiwać na dane aktywujące jego pracę. Stan systemu sygnalizowany jest migającą czerwoną diodą.</text:p>
        </text:list-item>
        <text:list-item>
          <text:p text:style-name="P16">Dopóki system ESAV nie odbierze danych aktywujących, pojazd nie może się poruszać.</text:p>
        </text:list-item>
        <text:list-item>
          <text:p text:style-name="P16">Po odebraniu danych aktywujących, system ESAV powinien umożliwić jazdę samochodu. Stan systemu sygnalizowany jest ciągle włączoną zieloną diodą LED.</text:p>
        </text:list-item>
        <text:list-item>
          <text:p text:style-name="P26"><text:span text:style-name="T1">Jeżeli podczas działania system ESAV po określonym czasie </text:span><office:annotation office:name="__Fieldmark__243_1835612707"><dc:creator>Piotr Banaszkiewicz</dc:creator><dc:date>2015-05-16T09:11:16</dc:date><text:list text:style-name=""><text:list-item><text:p>Mała zmiana warunku</text:p></text:list-item></text:list></office:annotation><text:span text:style-name="T1">przestanie odbierać transmisję</text:span><office:annotation-end office:name="__Fieldmark__243_1835612707"/><text:span text:style-name="T1">, system przejdzie w tryb awaryjny. Stan systemu sygnalizowany jest ciągle świecącą się czerwoną diodą LED.</text:span></text:p>
        </text:list-item>
        <text:list-item>
          <text:p text:style-name="P27"><text:span text:style-name="T1">Po naciśnięciu przycisku wyłączania awaryjnego na module </text:span><text:span text:style-name="T13">A</text:span><text:span text:style-name="T1"> przez operatora, system ESAV przechodzi w tryb awaryjny. </text:span><text:span text:style-name="T10">Stan systemu sygnalizowany jest ciągle świecącą się czerwoną diodą LED.</text:span></text:p>
        </text:list-item>
        <text:list-item>
          <text:p text:style-name="P27"><text:span text:style-name="T10">P</text:span><text:span text:style-name="T1">o zresetowaniu modułu </text:span><text:span text:style-name="T13">B</text:span><text:span text:style-name="T1"> poprzez naciśnięcie przycisku „Reset”, system ESAV powraca z</text:span><text:span text:style-name="T13"> </text:span><text:span text:style-name="T1">trybu awaryjnego do stanu oczekiwania na dane aktywujące.</text:span></text:p>
        </text:list-item>
        <text:list-item>
          <text:p text:style-name="P27"><text:span text:style-name="T1">Po wyłączeniu zasilania modułu </text:span><text:span text:style-name="T13">B</text:span><text:span text:style-name="T1">, system ESAV przechodzi w</text:span><text:span text:style-name="T13"> </text:span><office:annotation office:name="__Fieldmark__200_1984566951"><dc:creator>Piotr Banaszkiewicz</dc:creator><dc:date>2015-05-15T21:16:56</dc:date><text:list text:continue-numbering="true" text:style-name=""><text:list-item><text:p>Tryb awaryjny jest synonimem dla odłączenia zasilania akumulatorów</text:p></text:list-item></text:list></office:annotation><text:span text:style-name="T1">tryb awaryjny</text:span><office:annotation-end office:name="__Fieldmark__200_1984566951"/><text:span text:style-name="T1">.</text:span></text:p>
        </text:list-item>
        <text:list-item>
          <text:p text:style-name="P17">Bateria systemu ESAV jest ładowana w trakcie ładowania akumulatorów pojazdu.</text:p>
        </text:list-item>
      </text:list>
      <text:h text:style-name="P37" text:outline-level="2"><text:bookmark-start text:name="__RefHeading__112_509481793"/><text:soft-page-break/>Performance requirements<text:bookmark-end text:name="__RefHeading__112_509481793"/></text:h>
      <text:list xml:id="list3795644773695496770" text:style-name="L13">
        <text:list-item>
          <text:p text:style-name="P18">System ESAV powinien pracować bez konieczności wymiany bądź ładowania baterii przez <office:annotation office:name="__Fieldmark__334_2087548035"><dc:creator>Piotr Banaszkiewicz</dc:creator><dc:date>2015-05-17T17:28:09</dc:date><text:list text:style-name=""><text:list-item><text:p>Można policzyć czy RPi da radę na baterii 9V</text:p></text:list-item></text:list></office:annotation>minimum 5 godzin<office:annotation-end office:name="__Fieldmark__334_2087548035"/>.</text:p>
        </text:list-item>
        <text:list-item>
          <text:p text:style-name="P18">System ESAV powinien być w stanie co 1 sekundę odebrać i zdekodować dane.</text:p>
        </text:list-item>
        <text:list-item>
          <text:p text:style-name="P18">System ESAV powinien prawidłowo pracować na dystansie 30 metrów.</text:p>
        </text:list-item>
        <text:list-item>
          <text:p text:style-name="P18">System ESAV powinien prawidłowo pracować w pomieszczeniach.</text:p>
        </text:list-item>
      </text:list>
      <text:h text:style-name="P40" text:outline-level="2"><text:bookmark-start text:name="__RefHeading__265_2087548035"/>Integration requirements<text:bookmark-end text:name="__RefHeading__265_2087548035"/></text:h>
      <text:list xml:id="list4425795706766876945" text:style-name="L14">
        <text:list-item>
          <text:p text:style-name="P28">Moduł <text:span text:style-name="T18">B </text:span>systemu ESAV musi działać poprawnie z szeregowo podłączonymi akumulatorami w pojeździe.</text:p>
        </text:list-item>
        <text:list-item>
          <text:p text:style-name="P29">Moduł B musi mieć układ ładujący podłączony do <text:span text:style-name="T19">systemu elektrycznego pojazdu.</text:span></text:p>
        </text:list-item>
      </text:list>
      <text:h text:style-name="P37" text:outline-level="2"><text:bookmark-start text:name="__RefHeading__114_509481793"/>Safety requirements<text:bookmark-end text:name="__RefHeading__114_509481793"/></text:h>
      <text:list xml:id="list901586792483567515" text:style-name="L15">
        <text:list-item>
          <text:p text:style-name="P19">Moduł <text:span text:style-name="T18">B </text:span>systemu ESAV <office:annotation office:name="__Fieldmark__229_2087548035"><dc:creator>Piotr Banaszkiewicz</dc:creator><dc:date>2015-05-17T16:06:06</dc:date><text:list text:style-name=""><text:list-item><text:p>Może da się to jakoś lepiej zapisać? Może są jakieś normy dot. maksymalnych prądów w takich układach?</text:p></text:list-item></text:list></office:annotation>nie może „<text:span text:style-name="T17">przeciekać” prądu z akumulatorów.</text:span><office:annotation-end office:name="__Fieldmark__229_2087548035"/></text:p>
        </text:list-item>
      </text:list>
      <text:h text:style-name="P38" text:outline-level="2"><text:bookmark-start text:name="__RefHeading__116_509481793"/>Derived requirements<text:bookmark-end text:name="__RefHeading__116_509481793"/></text:h>
      <text:list xml:id="list4464781994904608233" text:style-name="L16">
        <text:list-item>
          <text:p text:style-name="P31">Moduł B musi:</text:p>
          <text:list>
            <text:list-item>
              <text:p text:style-name="P30">monitorować poziom naładowania (napięcie) na baterii zasilającej,</text:p>
            </text:list-item>
            <text:list-item>
              <text:p text:style-name="P30">sygnalizować włączenie trybu awaryjnego zaświeceniem czerwonej diody LED,</text:p>
            </text:list-item>
            <text:list-item>
              <text:p text:style-name="P30">sygnalizować poprawne działanie zaświeceniem zielonej diody LED,</text:p>
            </text:list-item>
            <text:list-item>
              <text:p text:style-name="P30">sygnalizować oczekiwanie na odbiór danych okresowych od modułu A poprzez miganie pomarańczową diodą LED.</text:p>
            </text:list-item>
          </text:list>
        </text:list-item>
        <text:list-item>
          <text:p text:style-name="P31"><text:span text:style-name="T11">K</text:span><text:span text:style-name="T1">omunikacja między modułami musi umożliwiać wymianę takich informacji:</text:span></text:p>
          <text:list>
            <text:list-item>
              <text:p text:style-name="P20">PING: wymiana danych co około sekundę (do weryfikacji istnienia połączenia),</text:p>
            </text:list-item>
            <text:list-item>
              <text:p text:style-name="P20">STOP: do wysłania danych w celu natychmiastowego przejścia modułu montowanego w samochodzie w tryb awaryjny,</text:p>
            </text:list-item>
            <text:list-item>
              <text:p text:style-name="P21">DATA: do wymiany informacji diagnostycznych (np. napięcie baterii).</text:p>
            </text:list-item>
          </text:list>
        </text:list-item>
      </text:list>
      <text:h text:style-name="P36" text:outline-level="1"><text:bookmark-start text:name="__RefHeading__118_509481793"/><text:span text:style-name="T12">Project</text:span><text:span text:style-name="T1"> Design Description – </text:span><text:span text:style-name="T3">specyfikacja projektu</text:span><text:bookmark-end text:name="__RefHeading__118_509481793"/></text:h>
      <text:h text:style-name="P39" text:outline-level="2"><text:bookmark-start text:name="__RefHeading__283_2087548035"/>Hardware Design Description<text:bookmark-end text:name="__RefHeading__283_2087548035"/></text:h>
      <text:h text:style-name="Heading_20_3" text:outline-level="3"><text:bookmark-start text:name="__RefHeading__372_2087548035"/><text:span text:style-name="T12">M</text:span><text:span text:style-name="T1">oduł A</text:span><text:bookmark-end text:name="__RefHeading__372_2087548035"/></text:h>
      <text:h text:style-name="P43" text:outline-level="4"><text:bookmark-start text:name="__RefHeading__374_2087548035"/>Sprzęt<text:bookmark-end text:name="__RefHeading__374_2087548035"/></text:h>
      <text:list xml:id="list4786876185302626249" text:style-name="L17">
        <text:list-item>
          <text:p text:style-name="P22">Raspberry Pi A+<text:change-start text:change-id="ct35034384"/>, <text:span text:style-name="T20">karta SD</text:span><text:change-end text:change-id="ct35034384"/></text:p>
        </text:list-item>
        <text:list-item>
          <text:p text:style-name="P22"><text:soft-page-break/>WiFi dongle</text:p>
        </text:list-item>
        <text:list-item>
          <text:p text:style-name="P22">3 diody LED, 3 rezystory ok. 150Ω</text:p>
        </text:list-item>
        <text:list-item>
          <text:p text:style-name="P22">Sterowanie stycznikiem ??? (stycznik: napięcie cewki &gt;30V)</text:p>
        </text:list-item>
        <text:list-item>
          <text:p text:style-name="P22">układ step-up?</text:p>
        </text:list-item>
        <text:list-item>
          <text:p text:style-name="P22">Przycisk „Reset”</text:p>
        </text:list-item>
        <text:list-item>
          <text:p text:style-name="P22">układ włączający sprzężony z „kluczykiem”</text:p>
        </text:list-item>
        <text:list-item>
          <text:p text:style-name="P22">buzzer</text:p>
        </text:list-item>
        <text:list-item>
          <text:p text:style-name="P22">obudowa<text:change-start text:change-id="ct35036032"/></text:p>
        </text:list-item>
        <text:list-item>
          <text:p text:style-name="P24">powerbank – albo akumulator<text:change-end text:change-id="ct35036032"/></text:p>
        </text:list-item>
      </text:list>
      <text:h text:style-name="P44" text:outline-level="4"><text:bookmark-start text:name="__RefHeading__376_2087548035"/>Podłączenie<text:bookmark-end text:name="__RefHeading__376_2087548035"/></text:h>
      <text:h text:style-name="P42" text:outline-level="3"><text:bookmark-start text:name="__RefHeading__378_2087548035"/>Moduł B<text:bookmark-end text:name="__RefHeading__378_2087548035"/></text:h>
      <text:h text:style-name="P43" text:outline-level="4"><text:bookmark-start text:name="__RefHeading__380_2087548035"/>Sprzęt<text:bookmark-end text:name="__RefHeading__380_2087548035"/></text:h>
      <text:list xml:id="list7462433492588528765" text:style-name="L18">
        <text:list-item>
          <text:p text:style-name="P23">Raspberry Pi A+<text:change-start text:change-id="ct35054976"/>, <text:span text:style-name="T20">karta SD</text:span><text:change-end text:change-id="ct35054976"/></text:p>
        </text:list-item>
        <text:list-item>
          <text:p text:style-name="P23">WiFi dongle</text:p>
        </text:list-item>
        <text:list-item>
          <text:p text:style-name="P23">Przycisk „STOP” (grzybek?)</text:p>
        </text:list-item>
        <text:list-item>
          <text:p text:style-name="P23">ekran alfanumeryczny (?)<text:change-start text:change-id="ct35048144"/></text:p>
        </text:list-item>
        <text:list-item>
          <text:p text:style-name="P25">obudowa<text:change-end text:change-id="ct35048144"/><text:change-start text:change-id="ct35056160"/></text:p>
        </text:list-item>
        <text:list-item>
          <text:p text:style-name="P25">powerbank<text:change-end text:change-id="ct35056160"/></text:p>
        </text:list-item>
      </text:list>
      <text:h text:style-name="P45" text:outline-level="4"><text:bookmark-start text:name="__RefHeading__382_2087548035"/>Podłączenie<text:bookmark-end text:name="__RefHeading__382_2087548035"/></text:h>
      <text:h text:style-name="P39" text:outline-level="2"><text:bookmark-start text:name="__RefHeading__285_2087548035"/>Software Design Description<text:bookmark-end text:name="__RefHeading__285_2087548035"/></text:h>
      <text:h text:style-name="P41" text:outline-level="2"><text:bookmark-start text:name="__RefHeading__384_2087548035"/><text:span text:style-name="T12">R</text:span><text:span text:style-name="T1">equirements traceability matrix</text:span><text:bookmark-end text:name="__RefHeading__384_2087548035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20%" fo:text-align="justify" style:justify-single-word="false" fo:orphans="2" fo:widows="2" fo:hyphenation-ladder-count="no-limit" style:page-number="auto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0%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Banaszkiewicz</meta:initial-creator>
    <meta:creation-date>2015-05-10T15:36:54.934849982</meta:creation-date>
    <dc:date>2015-10-13T19:56:00.711273826</dc:date>
    <dc:creator>Piotr Banaszkiewicz</dc:creator>
    <meta:editing-duration>PT7H30M49S</meta:editing-duration>
    <meta:editing-cycles>18</meta:editing-cycles>
    <meta:generator>LibreOffice/4.2.8.2$Linux_X86_64 LibreOffice_project/420m0$Build-2</meta:generator>
    <dc:title>Specyfikacja wymagań projektu Emergency Stop for an Autonomous Vehicle (ESAV)</dc:title>
    <meta:document-statistic meta:table-count="0" meta:image-count="0" meta:object-count="0" meta:page-count="4" meta:paragraph-count="92" meta:word-count="777" meta:character-count="5557" meta:non-whitespace-character-count="4944"/>
  </office:meta>
</office:document-meta>
</file>